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6e927" officeooo:paragraph-rsid="0006e927"/>
    </style:style>
    <style:style style:name="P2" style:family="paragraph" style:parent-style-name="Standard">
      <style:paragraph-properties fo:text-align="start" style:justify-single-word="false"/>
      <style:text-properties fo:font-size="11pt" fo:font-weight="normal" officeooo:rsid="000b49d5" officeooo:paragraph-rsid="000bfcf7"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officeooo:paragraph-rsid="000bfcf7"/>
    </style:style>
    <style:style style:name="P4" style:family="paragraph" style:parent-style-name="Standard">
      <style:paragraph-properties fo:text-align="start" style:justify-single-word="false"/>
      <style:text-properties fo:font-size="18pt" fo:font-weight="bold" officeooo:rsid="0007b6ee" officeooo:paragraph-rsid="0007b6ee"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Times New Roman" fo:font-size="11pt" fo:font-weight="normal" officeooo:rsid="000b49d5" officeooo:paragraph-rsid="000b49d5"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Times New Roman" fo:font-size="11pt" fo:font-weight="normal" officeooo:rsid="0007b6ee" officeooo:paragraph-rsid="0007b6ee"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weight="normal" officeooo:rsid="000c5f8a" officeooo:paragraph-rsid="000c5f8a" style:font-size-asian="9.60000038146973pt" style:font-weight-asian="normal" style:font-size-complex="11pt" style:font-weight-complex="normal"/>
    </style:style>
    <style:style style:name="P8" style:family="paragraph" style:parent-style-name="Standard" style:master-page-name="First_20_Page">
      <style:paragraph-properties fo:text-align="start" style:justify-single-word="false" style:page-number="1"/>
      <style:text-properties style:font-name="Times New Roman" fo:font-size="11pt" fo:font-weight="normal" officeooo:rsid="000b49d5" officeooo:paragraph-rsid="000b49d5"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Times New Roman" fo:font-size="11pt" fo:font-weight="normal" officeooo:rsid="000e5a7f" officeooo:paragraph-rsid="000e5a7f"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Times New Roman" fo:font-size="11pt" fo:font-weight="normal" officeooo:rsid="0007b6ee" officeooo:paragraph-rsid="0006a43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fo:font-size="11pt" fo:font-weight="normal" officeooo:rsid="0014cf38" officeooo:paragraph-rsid="0014cf38"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Times New Roman" fo:font-size="11pt" fo:font-weight="normal" officeooo:rsid="0015a0f0" officeooo:paragraph-rsid="0015a0f0"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Times New Roman" fo:font-size="11pt" fo:font-weight="normal" officeooo:rsid="00186da9" officeooo:paragraph-rsid="00186da9"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Times New Roman" fo:font-size="11pt" fo:font-weight="normal" officeooo:rsid="001c18b5" officeooo:paragraph-rsid="001c18b5"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Times New Roman" fo:font-size="11pt" fo:font-weight="normal" officeooo:rsid="001d8439" officeooo:paragraph-rsid="001d8439"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1pt" fo:font-weight="normal" officeooo:rsid="0023126b" officeooo:paragraph-rsid="0023126b"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Times New Roman" fo:font-size="11pt" fo:font-weight="normal" officeooo:rsid="0023ad4b" officeooo:paragraph-rsid="0023ad4b"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Times New Roman" fo:font-size="18pt" fo:font-weight="bold" officeooo:rsid="0006a439" officeooo:paragraph-rsid="0006a439" style:font-size-asian="18pt" style:font-weight-asian="bold" style:font-size-complex="18pt" style:font-weight-complex="bold"/>
    </style:style>
    <style:style style:name="P19" style:family="paragraph" style:parent-style-name="Standard">
      <style:paragraph-properties fo:text-align="start" style:justify-single-word="false"/>
      <style:text-properties style:font-name="Times New Roman" fo:font-size="18pt" fo:font-weight="bold" officeooo:rsid="001475a6" officeooo:paragraph-rsid="001475a6"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font-name="Times New Roman" fo:font-size="14pt" fo:font-weight="bold" officeooo:rsid="001475a6" officeooo:paragraph-rsid="001475a6" style:font-size-asian="14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size="11pt" fo:font-weight="normal" officeooo:rsid="000b49d5" style:font-size-asian="9.60000038146973pt" style:font-weight-asian="normal" style:font-size-complex="11pt" style:font-weight-complex="normal"/>
    </style:style>
    <style:style style:name="T3" style:family="text">
      <style:text-properties style:font-name="Times New Roman" fo:font-size="11pt" fo:font-weight="normal" officeooo:rsid="000bfcf7" style:font-size-asian="9.60000038146973pt" style:font-weight-asian="normal" style:font-size-complex="11pt" style:font-weight-complex="normal"/>
    </style:style>
    <style:style style:name="T4" style:family="text">
      <style:text-properties style:font-name="Times New Roman" officeooo:rsid="000a0fd6"/>
    </style:style>
    <style:style style:name="T5" style:family="text">
      <style:text-properties style:font-name="Times New Roman" officeooo:rsid="000bfcf7"/>
    </style:style>
    <style:style style:name="T6" style:family="text">
      <style:text-properties style:font-name="Times New Roman" officeooo:rsid="001475a6"/>
    </style:style>
    <style:style style:name="T7" style:family="text">
      <style:text-properties fo:font-variant="normal" fo:text-transform="none" fo:color="#000000" style:font-name="Times New Roman" fo:font-size="11pt" fo:letter-spacing="normal" fo:font-style="normal" fo:font-weight="normal" officeooo:rsid="000bfcf7" style:font-size-asian="11pt" style:font-size-complex="11pt"/>
    </style:style>
    <style:style style:name="T8" style:family="text">
      <style:text-properties officeooo:rsid="0014ee48"/>
    </style:style>
    <style:style style:name="T9" style:family="text">
      <style:text-properties officeooo:rsid="00170f58"/>
    </style:style>
    <style:style style:name="T10" style:family="text">
      <style:text-properties style:font-name="Courier New"/>
    </style:style>
    <style:style style:name="T11" style:family="text">
      <style:text-properties style:font-name="Courier New" officeooo:rsid="00170f58"/>
    </style:style>
    <style:style style:name="T12" style:family="text">
      <style:text-properties style:font-name="Times New Roman"/>
    </style:style>
    <style:style style:name="T13" style:family="text">
      <style:text-properties style:font-name="Times New Roman" officeooo:rsid="00170f58"/>
    </style:style>
    <style:style style:name="T14" style:family="text">
      <style:text-properties style:font-name="Times New Roman" officeooo:rsid="00187262"/>
    </style:style>
    <style:style style:name="T15" style:family="text">
      <style:text-properties style:font-name="Times New Roman" officeooo:rsid="001a020e"/>
    </style:style>
    <style:style style:name="T16" style:family="text">
      <style:text-properties style:font-name="Times New Roman" officeooo:rsid="001a97c0"/>
    </style:style>
    <style:style style:name="T17" style:family="text">
      <style:text-properties style:font-name="Times New Roman" officeooo:rsid="001acb32"/>
    </style:style>
    <style:style style:name="T18" style:family="text">
      <style:text-properties style:font-name="Times New Roman" officeooo:rsid="00209b46"/>
    </style:style>
    <style:style style:name="T19" style:family="text">
      <style:text-properties style:font-name="Times New Roman" officeooo:rsid="002263b7"/>
    </style:style>
    <style:style style:name="T20" style:family="text">
      <style:text-properties officeooo:rsid="002432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lio-ohjelmoinnin peruskurssi</text:p>
      <text:p text:style-name="P5">Turun Yliopisto</text:p>
      <text:p text:style-name="P5">Ohjaaja Erkki Kaila</text:p>
      <text:p text:style-name="P5">Työn aihe varausjärjestelmä</text:p>
      <text:p text:style-name="P5"/>
      <text:p text:style-name="P3"><text:span text:style-name="T2">Aapo Laakkio </text:span><text:span text:style-name="T3">(</text:span><text:span text:style-name="T7">al3329@edu.turku.fi</text:span><text:span text:style-name="T3">)</text:span></text:p>
      <text:p text:style-name="P2"><text:span text:style-name="T1">Samu Tuulos </text:span><text:span text:style-name="T5">(st0023@edu.turku.fi)</text:span></text:p>
      <text:p text:style-name="P2"><text:span text:style-name="T1">Annarella Manninen </text:span><text:span text:style-name="T5">(annarelaa@hotmail.com)</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
      <text:p text:style-name="P4"><text:soft-page-break/><text:span text:style-name="T6">2</text:span><text:span text:style-name="T1"> </text:span><text:span text:style-name="T4">Tehtävän kuvaus ja analysointi</text:span></text:p>
      <text:p text:style-name="P6"/>
      <text:p text:style-name="P11">Tehtävässä on tarkoituksena mallintaa varausjärjestelmää. <text:span text:style-name="T8">Päätimme, että mallinnamme hotellin huonevarausjärjestelmää. Tekemämme varausjärjestelmä tallentaa varaustiedot SQLite-tietokantatiedostoon ja ohjelmalla on graafinen käyttöliittymä.</text:span></text:p>
      <text:p text:style-name="P7"/>
      <text:p text:style-name="P20"/>
      <text:p text:style-name="P19">3 Ratkaisuperiaate</text:p>
      <text:p text:style-name="P12"/>
      <text:p text:style-name="P12">Tehtävän ratkaisemista varten luotiin omat luokat hotellin, huoneille ja varauksille. Lisäksi luotiin luokka tietokannan manipulaatiota varten sekä oma luokka graafiselle käyttöliittymälle. <text:span text:style-name="T9">Main-metodi sijaitsee </text:span><text:span text:style-name="T11">Varausjarjestelma</text:span><text:span text:style-name="T13">-luokassa.</text:span></text:p>
      <text:p text:style-name="P12"><text:span text:style-name="T13"/></text:p>
      <text:p text:style-name="P13"><text:span text:style-name="T13">O</text:span><text:span text:style-name="T1">hjelman toiminta alkaa </text:span><text:span text:style-name="T10">Varausjarjestelma</text:span><text:span text:style-name="T1">-luokassa, jossa luodaan uusi </text:span><text:span text:style-name="T10">Kayttoliittyma-olio eli </text:span><text:span text:style-name="T1">graafisen käyttöliittymän ikkuna. </text:span><text:span text:style-name="T14">Kayttoliittymässä on tekstikentät varaajan etu- ja sukunimelle, dropdown-valikot varauksen alku- ja loppupäivämäärälle sekä yksi valintaruutu luksus-huoneen valintaa varten. Tiedot lähetetään ”Lähetä tiedot”-napista tietokantaan. </text:span><text:span text:style-name="T15">Uusi ikkuna avautuu nappia painettaessa, ja jos jokin ruuduista on täytetty väärällä tavalla, ikkunassa lukee, että tiedot tulee tarkistaa eikä tietoja ole lähetetty tietokantaan. </text:span><text:span text:style-name="T16">Muuten ikkunassa lukee, että tiedot lähetetty onnistuneesti ja myös </text:span><text:span text:style-name="T17">varauksen hinta</text:span><text:span text:style-name="T16">.</text:span></text:p>
      <text:p text:style-name="P13"><text:span text:style-name="T16"/></text:p>
      <text:p text:style-name="P14"><text:span text:style-name="T16">K</text:span><text:span text:style-name="T1">UVA KÄYTTÖLIITTYMÄSTÄ TÄHÄN</text:span></text:p>
      <text:p text:style-name="P14"><text:span text:style-name="T1"/></text:p>
      <text:p text:style-name="P15"><text:span text:style-name="T1">Kun käyttäjä painaa ”Lähetä varaus”-nappia, ohjelma tarkistaa kenttien täyttämisen oikeellisuuden. Kenttien ollessa täytettynä oikein, tiedoista luodaan uusi </text:span><text:span text:style-name="T10">Varaus-</text:span><text:span text:style-name="T1">olio. </text:span><text:span text:style-name="T18">Samalla haetaan myös kaikki huoneet, jotka ovat vapaita kyseisellä aikavälillä. Jos huoneita ei ole vapaana, tiedot eivät mene tietokantaan ja käyttäjälle kerrotaan tästä </text:span><text:span text:style-name="T19">ja tätä pyydetään valitsemaan uudet päivämäärät.</text:span></text:p>
      <text:p text:style-name="P15"><text:span text:style-name="T19"/></text:p>
      <text:p text:style-name="P16"><text:span text:style-name="T19">L</text:span><text:span text:style-name="T1">UOKKA-KAAVIO TÄHÄN</text:span></text:p>
      <text:p text:style-name="P19"/>
      <text:p text:style-name="P19">4 Ohjelman ja sen osien kuvaaminen</text:p>
      <text:p text:style-name="P19"/>
      <text:p text:style-name="P19">5 Testausjärjestely</text:p>
      <text:p text:style-name="P19"/>
      <text:p text:style-name="P17">Testataan käyttöliittymää kokeilemalla erilaisia vaihtoehtoja tekstiruutuihin. Kokeillaan jättää kenttiä tyhjiksi ja painaa tämän jälkeen tietojenlähetysnappia. <text:span text:style-name="T20">Päivämääristä pitää myös kokeilla ovat päivämäärät mahdollisia eli siis varmistetaan, että esimerkiksi 31. helmikuuta 2020 ei ole hyväksyttävä päivämäärä. Kokeillaan myös lähettää samoilla tiedoilla varauksia ja kokeillaan käyttää päivämääriä, joiden aikana kaikki hotellihuoneet ovat varattuja.</text:span></text:p>
      <text:p text:style-name="P19"/>
      <text:p text:style-name="P19">6 Liittee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imetön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e927" officeooo:paragraph-rsid="0006e9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MP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8:05:58.486000000</meta:creation-date>
    <dc:date>2019-03-04T19:14:39.268000000</dc:date>
    <meta:editing-duration>PT1H18M40S</meta:editing-duration>
    <meta:editing-cycles>37</meta:editing-cycles>
    <meta:generator>LibreOffice/6.1.3.2$Windows_X86_64 LibreOffice_project/86daf60bf00efa86ad547e59e09d6bb77c699acb</meta:generator>
    <meta:document-statistic meta:table-count="0" meta:image-count="0" meta:object-count="0" meta:page-count="2" meta:paragraph-count="20" meta:word-count="253" meta:character-count="2308" meta:non-whitespace-character-count="2075"/>
  </office:meta>
</office:document-meta>
</file>